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00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0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4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28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2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37" style:family="text">
      <style:text-properties fo:font-size="10.00pt" fo:font-weight="bold" fo:font-family="'Courier New'" style:font-family-asian="'Courier New'" style:font-family-complex="'Courier New'" fo:background-color="transparent" fo:color="#7f9fbf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fo:color="#3f7f5f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0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2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4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68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3" style:family="text">
      <style:text-properties fo:font-size="10.00pt" fo:font-weight="bold" fo:font-family="'Courier New'" style:font-family-asian="'Courier New'" style:font-family-complex="'Courier New'" fo:background-color="transparent" fo:color="#0000c0" fo:font-style="italic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8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88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3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5" style:family="text">
      <style:text-properties fo:font-size="10.00pt" fo:font-weight="normal" fo:font-family="'Courier New'" style:font-family-asian="'Courier New'" style:font-family-complex="'Courier New'" fo:background-color="transparent" fo:color="#2a00ff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fo:color="#6a3e3e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2" style:family="text">
      <style:text-properties fo:font-size="10.00pt" fo:font-weight="bold" fo:font-family="'Courier New'" style:font-family-asian="'Courier New'" style:font-family-complex="'Courier New'" fo:background-color="transparent" fo:color="#7f0055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0.00pt" fo:font-weight="normal" fo:font-family="'Courier New'" style:font-family-asian="'Courier New'" style:font-family-complex="'Courier New'" fo:background-color="transparent" fo:color="#000000"/>
    </style:style>
    <style:style style:name="T1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/text:span><text:span text:style-name="T2"><text:s/>java.io.FileInputStream;</text:span><text:span text:style-name="T3"/></text:p>
      <text:p text:style-name="P1"><text:span text:style-name="T4">import</text:span><text:span text:style-name="T5"><text:s/></text:span><text:span text:style-name="T6">java.io.FileNotFoundException</text:span><text:span text:style-name="T7">;</text:span><text:span text:style-name="T8"/></text:p>
      <text:p text:style-name="P1"><text:span text:style-name="T9">import</text:span><text:span text:style-name="T10"><text:s/>java.io.FileOutputStream;</text:span><text:span text:style-name="T11"/></text:p>
      <text:p text:style-name="P1"><text:span text:style-name="T12">import</text:span><text:span text:style-name="T13"><text:s/>java.io.IOException;</text:span><text:span text:style-name="T14"/></text:p>
      <text:p text:style-name="P1"><text:span text:style-name="T15">import</text:span><text:span text:style-name="T16"><text:s/>java.util.Properties;</text:span><text:span text:style-name="T17"/></text:p>
      <text:p text:style-name="P1"><text:span text:style-name="T17"/></text:p>
      <text:p text:style-name="P1"><text:span text:style-name="T18">public</text:span><text:span text:style-name="T19"><text:s/></text:span><text:span text:style-name="T20">class</text:span><text:span text:style-name="T21"><text:s/>data {</text:span><text:span text:style-name="T22"/></text:p>
      <text:p text:style-name="P1"><text:span text:style-name="T22"/></text:p>
      <text:p text:style-name="P1"><text:span text:style-name="T23"><text:tab/></text:span><text:span text:style-name="T24">public</text:span><text:span text:style-name="T25"><text:s/></text:span><text:span text:style-name="T26">static</text:span><text:span text:style-name="T27"><text:s/></text:span><text:span text:style-name="T28">void</text:span><text:span text:style-name="T29"><text:s/>main(String[]<text:s/></text:span><text:span text:style-name="T30">args</text:span><text:span text:style-name="T31">)<text:s/></text:span><text:span text:style-name="T32">throws</text:span><text:span text:style-name="T33"><text:s/>IOException {</text:span><text:span text:style-name="T34"/></text:p>
      <text:p text:style-name="P1"><text:span text:style-name="T35"><text:tab/><text:tab/></text:span><text:span text:style-name="T36">//<text:s/></text:span><text:span text:style-name="T37">TODO</text:span><text:span text:style-name="T38"><text:s/>Auto-generated method stub</text:span><text:span text:style-name="T39"/></text:p>
      <text:p text:style-name="P1"><text:span text:style-name="T40">Properties<text:s/></text:span><text:span text:style-name="T41">p</text:span><text:span text:style-name="T42">=</text:span><text:span text:style-name="T43">new</text:span><text:span text:style-name="T44"><text:s/>Properties();</text:span><text:span text:style-name="T45"/></text:p>
      <text:p text:style-name="P1"><text:span text:style-name="T46">FileInputStream<text:s/></text:span><text:span text:style-name="T47">file</text:span><text:span text:style-name="T48">=</text:span><text:span text:style-name="T49">new</text:span><text:span text:style-name="T50"><text:s/>FileInputStream(</text:span><text:span text:style-name="T51">"C:\\Users\\lendghar\\eclipse-workspace-Latest2021\\PageObjectModule\\src\\test.properties"</text:span><text:span text:style-name="T52">);</text:span><text:span text:style-name="T53"/></text:p>
      <text:p text:style-name="P1"><text:span text:style-name="T54">p</text:span><text:span text:style-name="T55">.load(</text:span><text:span text:style-name="T56">file</text:span><text:span text:style-name="T57">);</text:span><text:span text:style-name="T58"/></text:p>
      <text:p text:style-name="P1"><text:span text:style-name="T59">System.</text:span><text:span text:style-name="T60">out</text:span><text:span text:style-name="T61">.println(</text:span><text:span text:style-name="T62">p</text:span><text:span text:style-name="T63">.getProperty(</text:span><text:span text:style-name="T64">"browser"</text:span><text:span text:style-name="T65">));</text:span><text:span text:style-name="T66"/></text:p>
      <text:p text:style-name="P1"><text:span text:style-name="T67">System.</text:span><text:span text:style-name="T68">out</text:span><text:span text:style-name="T69">.println(</text:span><text:span text:style-name="T70">p</text:span><text:span text:style-name="T71">.getProperty(</text:span><text:span text:style-name="T72">"URL"</text:span><text:span text:style-name="T73">));</text:span><text:span text:style-name="T74"/></text:p>
      <text:p text:style-name="P1"><text:span text:style-name="T75">p</text:span><text:span text:style-name="T76">.setProperty(</text:span><text:span text:style-name="T77">"browser"</text:span><text:span text:style-name="T78">,</text:span><text:span text:style-name="T79">"firefox"</text:span><text:span text:style-name="T80">);</text:span><text:span text:style-name="T81"/></text:p>
      <text:p text:style-name="P1"><text:span text:style-name="T82">System.</text:span><text:span text:style-name="T83">out</text:span><text:span text:style-name="T84">.println(</text:span><text:span text:style-name="T85">p</text:span><text:span text:style-name="T86">.getProperty(</text:span><text:span text:style-name="T87">"browser"</text:span><text:span text:style-name="T88">));</text:span><text:span text:style-name="T89"/></text:p>
      <text:p text:style-name="P1"><text:span text:style-name="T89"/></text:p>
      <text:p text:style-name="P1"><text:span text:style-name="T90">FileOutputStream<text:s/></text:span><text:span text:style-name="T91">file1</text:span><text:span text:style-name="T92">=</text:span><text:span text:style-name="T93">new</text:span><text:span text:style-name="T94"><text:s/>FileOutputStream(</text:span><text:span text:style-name="T95">"C:\\Users\\lendghar\\eclipse-workspace-Latest2021\\PageObjectModule\\src\\test.properties"</text:span><text:span text:style-name="T96">);</text:span><text:span text:style-name="T97"/></text:p>
      <text:p text:style-name="P1"><text:span text:style-name="T98">p</text:span><text:span text:style-name="T99">.store(</text:span><text:span text:style-name="T100">file1</text:span><text:span text:style-name="T101">,<text:s/></text:span><text:span text:style-name="T102">null</text:span><text:span text:style-name="T103">);</text:span><text:span text:style-name="T104"/></text:p>
      <text:p text:style-name="P1"><text:span text:style-name="T104"/></text:p>
      <text:p text:style-name="P1"><text:span text:style-name="T105"><text:tab/>}</text:span><text:span text:style-name="T106"/></text:p>
      <text:p text:style-name="P1"><text:span text:style-name="T106"/></text:p>
      <text:p text:style-name="P1"><text:span text:style-name="T107">}</text:span><text:span text:style-name="T108"/></text:p>
      <text:p text:style-name="P1"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